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8704315771448007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470934128750215180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532925976328745841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<text:span text:style-name="T1">5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8T10:15:33.24</dc:date>
    <dc:creator>James Lombardi</dc:creator>
    <meta:editing-duration>PT18H4M6S</meta:editing-duration>
    <meta:editing-cycles>92</meta:editing-cycles>
    <meta:document-statistic meta:table-count="0" meta:image-count="0" meta:object-count="0" meta:page-count="10" meta:paragraph-count="317" meta:word-count="3480" meta:character-count="17612"/>
  </office:meta>
</office:document-meta>
</file>